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Roboto" svg:font-family="Roboto, Arial, sans-serif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</style:style>
    <style:style style:name="P2" style:family="paragraph" style:parent-style-name="Standard">
      <style:text-properties officeooo:rsid="000ebc20" officeooo:paragraph-rsid="0011f42b"/>
    </style:style>
    <style:style style:name="P3" style:family="paragraph" style:parent-style-name="Standard" style:list-style-name="L1">
      <style:text-properties officeooo:paragraph-rsid="0011f42b"/>
    </style:style>
    <style:style style:name="T1" style:family="text">
      <style:text-properties fo:language="de" fo:country="DE"/>
    </style:style>
    <style:style style:name="T2" style:family="text">
      <style:text-properties officeooo:rsid="000ebc2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F2L algs: </text:p>
      <text:list xml:id="list334542670" text:style-name="L1">
        <text:list-item>
          <text:p text:style-name="P3"><text:span text:style-name="T2">Best F2L Algorithms.pdf (</text:span><text:a xlink:type="simple" xlink:href="http://bit.ly/bestf2l" text:style-name="Internet_20_link" text:visited-style-name="Visited_20_Internet_20_Link"><text:span text:style-name="T2">http://bit.ly/bestf2l</text:span></text:a><text:span text:style-name="T2">)</text:span></text:p>
        </text:list-item>
        <text:list-item>
          <text:p text:style-name="P3"><text:a xlink:type="simple" xlink:href="https://www.speedsolving.com/wiki/index.php/First_Two_Layers" text:style-name="Internet_20_link" text:visited-style-name="Visited_20_Internet_20_Link">https://www.speedsolving.com/wiki/index.php/First_Two_Layers</text:a> </text:p>
        </text:list-item>
        <text:list-item>
          <text:p text:style-name="P3"><text:a xlink:type="simple" xlink:href="http://ukcubestore.com/intuitive-f2l.html" text:style-name="Internet_20_link" text:visited-style-name="Visited_20_Internet_20_Link">http://ukcubestore.com/intuitive-f2l.html</text:a></text:p>
        </text:list-item>
        <text:list-item>
          <text:p text:style-name="P3"><text:a xlink:type="simple" xlink:href="https://ruwix.com/the-rubiks-cube/advanced-cfop-fridrich/first-two-layers-f2l/" text:style-name="Internet_20_link" text:visited-style-name="Visited_20_Internet_20_Link">https://ruwix.com/the-rubiks-cube/advanced-cfop-fridrich/first-two-layers-f2l/</text:a> </text:p>
        </text:list-item>
      </text:list>
      <text:p text:style-name="Standard">2-look OLL algs: <text:a xlink:type="simple" xlink:href="https://jperm.net/algs/2lookoll" office:target-frame-name="_top" xlink:show="replace" text:style-name="Internet_20_link" text:visited-style-name="Visited_20_Internet_20_Link"><text:span text:style-name="Hyperlink">https://jperm.net/algs/2lookoll</text:span></text:a></text:p>
      <text:p text:style-name="Standard">2-look PLL algs: <text:a xlink:type="simple" xlink:href="https://jperm.net/algs/2lookpll" office:target-frame-name="_top" xlink:show="replace" text:style-name="Internet_20_link" text:visited-style-name="Visited_20_Internet_20_Link"><text:span text:style-name="Hyperlink">https://jperm.net/algs/2lookpll</text:span></text:a></text:p>
      <text:p text:style-name="Standard"/>
      <text:p text:style-name="Standard"><text:span text:style-name="Default_20_Paragraph_20_Font"><text:span text:style-name="T1">3x3 Cube Tutorial | sehr einfach &amp; ohne Algorithmen in 8 Schritten lösen [½]: </text:span></text:span><text:a xlink:type="simple" xlink:href="https://www.youtube.com/watch?v=HvOKmlqGJKE" office:target-frame-name="_top" xlink:show="replace" text:style-name="Internet_20_link" text:visited-style-name="Visited_20_Internet_20_Link"><text:span text:style-name="Default_20_Paragraph_20_Font"><text:span text:style-name="T1">https://www.youtube.com/watch?v=HvOKmlqGJKE</text:span>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Roboto" svg:font-family="Roboto, Arial, sans-serif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  <dc:title/>
    <meta:creation-date>2020-04-11T15:30:00Z</meta:creation-date>
    <dc:date>2020-04-21T14:21:49.560000000</dc:date>
    <meta:editing-cycles>6</meta:editing-cycles>
    <meta:editing-duration>P2DT49M17S</meta:editing-duration>
    <meta:document-statistic meta:table-count="0" meta:image-count="0" meta:object-count="0" meta:page-count="1" meta:paragraph-count="8" meta:word-count="38" meta:character-count="459" meta:non-whitespace-character-count="432"/>
    <meta:template xlink:type="simple" xlink:actuate="onRequest" xlink:title="" xlink:href="Normal.dotm"/>
  </office:meta>
</office:document-meta>
</file>